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4a8e" officeooo:paragraph-rsid="00024a8e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4a8e" officeooo:paragraph-rsid="00024a8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142f" officeooo:paragraph-rsid="0007142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142f" officeooo:paragraph-rsid="000823f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23f2" officeooo:paragraph-rsid="000823f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dd8c" officeooo:paragraph-rsid="0009dd8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5a968" officeooo:paragraph-rsid="0005a968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33ecd" officeooo:paragraph-rsid="00033ec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rsid="00033ecd" officeooo:paragraph-rsid="00033e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ecd" style:font-weight-asian="normal" style:font-weight-complex="normal"/>
    </style:style>
    <style:style style:name="T3" style:family="text">
      <style:text-properties fo:font-weight="normal" officeooo:rsid="00084ba5" style:font-weight-asian="normal" style:font-weight-complex="normal"/>
    </style:style>
    <style:style style:name="T4" style:family="text">
      <style:text-properties fo:font-weight="normal" officeooo:rsid="0009dd8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tion Report</text:p>
      <text:p text:style-name="P1"/>
      <text:p text:style-name="P7">All three evaluators are either parents or students who would use the website on a regular basis. <text:s/>Either accessing classwork or to find information about the class to discuss with their student.</text:p>
      <text:p text:style-name="P2">Evaluator Participant 1</text:p>
      <text:p text:style-name="P2"><text:span text:style-name="T1"/></text:p>
      <text:p text:style-name="P2"><text:span text:style-name="T1"><text:tab/>Meghan is a middle school nurse as well as has a child in middle school. <text:s/>Meghan used Google chromium to access the website. <text:s/>As a parent and school nurse is an ideal example of an end user for this site. <text:s/></text:span></text:p>
      <text:p text:style-name="P2"><text:span text:style-name="T1"><text:tab/>Meghan is not familiar with HTML other than knowing that it is code and used for creating websites. <text:s/>She does use teacher website for her son and as a school nurse. <text:s/>She found no issues with the time loading the site. <text:s/>Text is clear to read and all links work. <text:s/>The evaluator suggested having a brief description to let the parent know what each link is useful for in the class. <text:s text:c="3"/>Content is current and applicable to the course. <text:s/>She found no bias or errors in grammar. <text:s text:c="2"/>She did comment that while the email address of the teacher was given, there were no credentials given. <text:s/></text:span></text:p>
      <text:p text:style-name="P2"><text:span text:style-name="T1"/></text:p>
      <text:p text:style-name="P2">Evaluator Participant 2</text:p>
      <text:p text:style-name="P2"><text:span text:style-name="T1"/></text:p>
      <text:p text:style-name="P2"><text:span text:style-name="T1"><text:tab/>Jeff is a college educated Asset Protection Manager with two middle school students and one high school student. <text:s/>He is my husband and uses teacher websites to access student and class information. <text:s/>Jeff used Google chromium to access the website.</text:span></text:p>
      <text:p text:style-name="P2"><text:span text:style-name="T1"><text:tab/>Jeff found the site easy to use and understand. <text:s/>There were no problems between links and the information was covered with in the first to layers. <text:s/>Site provides necessary information for a parent about the class. <text:s/>Email is clearly listed on the homepage. <text:s/>He did not find any copyright infringment.</text:span></text:p>
      <text:p text:style-name="P2"><text:span text:style-name="T1"/></text:p>
      <text:p text:style-name="P2">Evaluator Participant 3</text:p>
      <text:p text:style-name="P2"><text:span text:style-name="T1"/></text:p>
      <text:p text:style-name="P2"><text:span text:style-name="T1"><text:tab/>Abby is a 12 year old middle school student. She accessed the website on an HP Envy using Chrome. <text:s/></text:span></text:p>
      <text:p text:style-name="P2"><text:span text:style-name="T1"><text:tab/>She said the site was fast and had no loading problems. <text:s/>She found the course description a little hard to read, but other than that the text was good. <text:s/>Easy to go from link to link. <text:s/>Links are functional and easy to access.</text:span><text:span text:style-name="T2"> She said the site encourages the user to return because it is required by the teacher. <text:s/>The email address is clearly listed. <text:s/>She said she assumed the credentials of the author should be good because she is the teacher.</text:span></text:p>
      <text:p text:style-name="P2"><text:span text:style-name="T2"/></text:p>
      <text:p text:style-name="P2"><text:span text:style-name="T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Name of Evaluator</text:p>
          </table:table-cell>
          <table:table-cell table:style-name="Table1.B1" office:value-type="string">
            <text:p text:style-name="P8">Average Overall Score</text:p>
          </table:table-cell>
        </table:table-row>
        <table:table-row>
          <table:table-cell table:style-name="Table1.A2" office:value-type="string">
            <text:p text:style-name="P9">Meghan</text:p>
          </table:table-cell>
          <table:table-cell table:style-name="Table1.B2" office:value-type="string">
            <text:p text:style-name="P9">4.7/5</text:p>
          </table:table-cell>
        </table:table-row>
        <table:table-row>
          <table:table-cell table:style-name="Table1.A2" office:value-type="string">
            <text:p text:style-name="P9">Jeff</text:p>
          </table:table-cell>
          <table:table-cell table:style-name="Table1.B2" office:value-type="string">
            <text:p text:style-name="P9">4.4/5</text:p>
          </table:table-cell>
        </table:table-row>
        <table:table-row>
          <table:table-cell table:style-name="Table1.A2" office:value-type="string">
            <text:p text:style-name="P9">Abby</text:p>
          </table:table-cell>
          <table:table-cell table:style-name="Table1.B2" office:value-type="string">
            <text:p text:style-name="P9">4.3/5</text:p>
          </table:table-cell>
        </table:table-row>
      </table:table>
      <text:p text:style-name="P2"><text:span text:style-name="T2"/></text:p>
      <text:p text:style-name="P2"><text:span text:style-name="T2"/></text:p>
      <text:p text:style-name="P3">Use Cases</text:p>
      <text:p text:style-name="P3"><text:span text:style-name="T1"/></text:p>
      <text:p text:style-name="P4"><text:span text:style-name="T1"><text:tab/>The purpose of the site is for use by students and parents for information about the class. <text:s/>The site currently does provide general information about the class as well as useful links for review material. <text:s/>As the school year begins and materials and resources are added to the site, it will become more </text:span></text:p>
      <text:p text:style-name="P4"><text:soft-page-break/><text:span text:style-name="T1"/></text:p>
      <text:p text:style-name="P4"><text:span text:style-name="T1">functional. <text:s/>Currently, it is a general outline of the class. <text:s/>Projects, tests, due dates and notes will become available as they are established during the school year. <text:s/></text:span></text:p>
      <text:p text:style-name="P4"><text:span text:style-name="T1"/></text:p>
      <text:p text:style-name="P5">Recommended/Planned Changes</text:p>
      <text:p text:style-name="P5"><text:span text:style-name="T1"/></text:p>
      <text:p text:style-name="P5"><text:span text:style-name="T1"><text:tab/>I intend to add a link about myself and my credentials to the website. <text:s/>Personal information is often interesting to the students and will help establish credibility with the parents. <text:s/></text:span><text:span text:style-name="T3">I also intend to add more descriptions and specific class information to the site.</text:span><text:span text:style-name="T4"> Items that seem self-evident me are sometimes unclear to others.</text:span></text:p>
      <text:p text:style-name="P5"><text:span text:style-name="T4"/></text:p>
      <text:p text:style-name="P6">Reflections on the Evaluation Process</text:p>
      <text:p text:style-name="P6"><text:span text:style-name="T1"/></text:p>
      <text:p text:style-name="P6"><text:span text:style-name="T1"><text:tab/>I have enjoyed the evaluation process. <text:s/>Talking with parents and students about what they want from a teacher’s website is useful. <text:s/>Parents are more interested in the functionality of the website, while students like it better if it looks “cool”. <text:s/>Finding out specific needs from both the parents’ and the students’ standpoint was helpful in creating the site. New perspectives are always helpful. <text:s/></text:span></text:p>
      <text:p text:style-name="P6"><text:span text:style-name="T1"><text:tab/>Having several students and parents look at the website was helpful. <text:s/>Parents do not always understand classroom resources and procedures like the students and teachers. <text:s/>Suggestions that help clarify the classroom to the parents and the expectations, while providing talking points between student and parent is always beneficial. <text:s/></text:span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8:36:37.140014310</meta:creation-date>
    <dc:date>2019-07-14T19:21:13.150447628</dc:date>
    <meta:editing-duration>PT17M26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2" meta:paragraph-count="27" meta:word-count="645" meta:character-count="3844" meta:non-whitespace-character-count="3168"/>
  </office:meta>
</office:document-meta>
</file>